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1fc6eb" officeooo:paragraph-rsid="001fc6eb" style:font-weight-asian="bold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2ca873" officeooo:paragraph-rsid="002ca873" style:font-weight-asian="bold" style:font-weight-complex="bold"/>
    </style:style>
    <style:style style:name="P3" style:family="paragraph" style:parent-style-name="Standard" style:list-style-name="L2"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2ca873" officeooo:paragraph-rsid="002ca873" style:font-weight-asian="bold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text-underline-style="none" officeooo:rsid="001fc6eb" officeooo:paragraph-rsid="001fc6eb"/>
    </style:style>
    <style:style style:name="P5" style:family="paragraph" style:parent-style-name="Standard" style:list-style-name="L1">
      <style:paragraph-properties fo:line-height="115%" fo:text-align="start" style:justify-single-word="false"/>
      <style:text-properties style:text-underline-style="none" officeooo:rsid="001fc6eb" officeooo:paragraph-rsid="001fc6eb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2f5073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t Cap:</text:p>
      <text:list text:style-name="L1">
        <text:list-item>
          <text:p text:style-name="P5">Grimoire – toggle option for all combat styles</text:p>
        </text:list-item>
        <text:list-item>
          <text:p text:style-name="P5">Icy Tempest – toggle option for melee only</text:p>
        </text:list-item>
        <text:list-item>
          <text:p text:style-name="P5">Smoke cloud – toggle option for all styles but effectiveness is different for mage vs melee/range</text:p>
        </text:list-item>
      </text:list>
      <text:p text:style-name="P4"/>
      <text:p text:style-name="P2">Bleed Inclusive:</text:p>
      <text:list text:style-name="L2">
        <text:list-item>
          <text:p text:style-name="P3"><text:span text:style-name="T2">Pocket Damage – toggle option for all styles</text:span></text:p>
        </text:list-item>
        <text:list-item>
          <text:p text:style-name="P3"><text:span text:style-name="T2">Vuln – toggle option for all styles</text:span></text:p>
        </text:list-item>
        <text:list-item>
          <text:p text:style-name="P3"><text:span text:style-name="T2">Aura – dropdown for all styles with value depending on choice</text:span></text:p>
        </text:list-item>
      </text:list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6T21:37:57.340000000</meta:creation-date>
    <dc:date>2023-07-27T00:44:37.710000000</dc:date>
    <meta:editing-duration>PT3H6M39S</meta:editing-duration>
    <meta:editing-cycles>3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8" meta:word-count="62" meta:character-count="356" meta:non-whitespace-character-count="302"/>
  </office:meta>
</office:document-meta>
</file>